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Droid Sans Mono" fo:font-size="10.5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Droid Sans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Droid Sans Mono" fo:font-size="10.5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Droid Sans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800000" style:text-outline="false" style:text-line-through-style="none" style:text-line-through-type="none" style:font-name="Droid Sans Mono" fo:font-size="10.5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Droid Sans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00000" style:font-name="Droid Sans Mono" fo:font-size="10.5pt" fo:font-weight="normal" style:letter-kerning="true" fo:language="ru" fo:country="RU" style:language-asian="zh" style:country-asian="CN" style:language-complex="hi" style:country-complex="IN" style:font-name-asian="F" style:font-name-complex="Droid Sans Mono" style:font-size-asian="12pt" style:font-size-complex="12pt"/>
    </style:style>
    <style:style style:name="T2" style:family="text">
      <style:text-properties style:font-name="Droid Sans Mono" fo:font-size="10.5pt" fo:font-weight="normal" style:letter-kerning="true" fo:language="ru" fo:country="RU" style:language-asian="zh" style:country-asian="CN" style:language-complex="hi" style:country-complex="IN" style:font-name-asian="F" style:font-name-complex="Droid Sans Mono" style:font-size-asian="12pt" style:font-size-complex="12pt" fo:color="#000000"/>
    </style:style>
    <style:style style:name="T3" style:family="text">
      <style:text-properties style:font-name="Droid Sans Mono" fo:font-size="10.5pt" fo:font-weight="normal" style:letter-kerning="true" fo:language="ru" fo:country="RU" style:language-asian="zh" style:country-asian="CN" style:language-complex="hi" style:country-complex="IN" style:font-name-asian="F" style:font-name-complex="Droid Sans Mono" style:font-size-asian="12pt" style:font-size-complex="12pt" fo:color="#e50000"/>
    </style:style>
    <style:style style:name="T4" style:family="text">
      <style:text-properties style:font-name="Droid Sans Mono" fo:font-size="10.5pt" fo:font-weight="normal" style:letter-kerning="true" fo:language="ru" fo:country="RU" style:language-asian="zh" style:country-asian="CN" style:language-complex="hi" style:country-complex="IN" style:font-name-asian="F" style:font-name-complex="Droid Sans Mono" style:font-size-asian="12pt" style:font-size-complex="12pt" fo:color="#0000ff"/>
    </style:style>
    <style:style style:name="T5" style:family="text">
      <style:text-properties style:font-name="Droid Sans Mono" fo:font-size="10.5pt" fo:font-weight="normal" style:letter-kerning="true" fo:language="ru" fo:country="RU" style:language-asian="zh" style:country-asian="CN" style:language-complex="hi" style:country-complex="IN" style:font-name-asian="F" style:font-name-complex="Droid Sans Mono" style:font-size-asian="12pt" style:font-size-complex="12pt" fo:color="#800000"/>
    </style:style>
    <style:style style:name="T6" style:family="text">
      <style:text-properties fo:font-style="normal" style:font-style-asian="normal" style:text-outline="false" style:language-complex="hi" style:country-complex="IN" fo:text-shadow="none" style:font-weight-asian="normal" style:font-weight-complex="normal" style:text-emphasize="none" style:font-relief="none" style:text-overline-style="none" style:text-overline-color="font-color" fo:color="#800000" style:font-size-complex="12pt" style:text-line-through-type="none" style:font-size-asian="12pt" style:font-name-complex="Droid Sans Mono" style:text-line-through-mode="continuous" style:language-asian="zh" style:country-asian="CN" fo:language="ru" fo:country="RU" fo:font-weight="normal" fo:font-size="10.5pt" style:font-name="Droid Sans Mono" style:text-underline-style="none" style:text-underline-color="font-color" style:font-style-complex="normal" style:letter-kerning="true"/>
    </style:style>
    <style:style style:name="T7" style:family="text">
      <style:text-properties fo:font-style="normal" style:font-style-asian="normal" style:text-outline="false" style:language-complex="hi" style:country-complex="IN" fo:text-shadow="none" style:font-weight-asian="normal" style:font-weight-complex="normal" style:text-emphasize="none" style:font-relief="none" style:text-overline-style="none" style:text-overline-color="font-color" style:font-size-complex="12pt" style:text-line-through-type="none" style:font-size-asian="12pt" style:font-name-complex="Droid Sans Mono" style:text-line-through-mode="continuous" style:language-asian="zh" style:country-asian="CN" fo:language="ru" fo:country="RU" fo:font-weight="normal" fo:font-size="10.5pt" style:font-name="Droid Sans Mono" style:text-underline-style="none" style:text-underline-color="font-color" style:font-style-complex="normal" style:letter-kerning="true" fo:color="#000000"/>
    </style:style>
    <style:style style:name="T8" style:family="text">
      <style:text-properties fo:font-style="normal" style:font-style-asian="normal" style:text-outline="false" style:language-complex="hi" style:country-complex="IN" fo:text-shadow="none" style:font-weight-asian="normal" style:font-weight-complex="normal" style:text-emphasize="none" style:font-relief="none" style:text-overline-style="none" style:text-overline-color="font-color" style:font-size-complex="12pt" style:text-line-through-type="none" style:font-size-asian="12pt" style:font-name-complex="Droid Sans Mono" style:text-line-through-mode="continuous" style:language-asian="zh" style:country-asian="CN" fo:language="ru" fo:country="RU" fo:font-weight="normal" fo:font-size="10.5pt" style:font-name="Droid Sans Mono" style:text-underline-style="none" style:text-underline-color="font-color" style:font-style-complex="normal" style:letter-kerning="true" fo:color="#e50000"/>
    </style:style>
    <style:style style:name="T9" style:family="text">
      <style:text-properties fo:font-style="normal" style:font-style-asian="normal" style:text-outline="false" style:language-complex="hi" style:country-complex="IN" fo:text-shadow="none" style:font-weight-asian="normal" style:font-weight-complex="normal" style:text-emphasize="none" style:font-relief="none" style:text-overline-style="none" style:text-overline-color="font-color" style:font-size-complex="12pt" style:text-line-through-type="none" style:font-size-asian="12pt" style:font-name-complex="Droid Sans Mono" style:text-line-through-mode="continuous" style:language-asian="zh" style:country-asian="CN" fo:language="ru" fo:country="RU" fo:font-weight="normal" fo:font-size="10.5pt" style:font-name="Droid Sans Mono" style:text-underline-style="none" style:text-underline-color="font-color" style:font-style-complex="normal" style:letter-kerning="true" fo:color="#0000ff"/>
    </style:style>
    <style:style style:name="T10" style:family="text">
      <style:text-properties style:font-size-complex="12pt" fo:language="ru" fo:country="RU" style:letter-kerning="true" style:font-size-asian="12pt" style:font-style-asian="normal" fo:color="#0000ff" fo:font-style="normal" style:font-style-complex="normal" style:text-line-through-type="none" style:language-complex="hi" style:country-complex="IN" style:font-weight-asian="normal" style:font-relief="none" fo:font-weight="normal" fo:font-size="10.5pt" style:font-name="Droid Sans Mono" style:text-underline-style="none" style:text-underline-color="font-color" style:font-weight-complex="normal" fo:text-shadow="none" style:font-name-complex="Droid Sans Mono" style:text-emphasize="none" style:language-asian="zh" style:country-asian="CN" style:text-outline="false" style:text-line-through-mode="continuous" style:text-overline-style="none" style:text-overline-color="font-color"/>
    </style:style>
    <style:style style:name="T11" style:family="text">
      <style:text-properties style:font-size-complex="12pt" fo:language="ru" fo:country="RU" style:letter-kerning="true" style:font-size-asian="12pt" style:font-style-asian="normal" fo:font-style="normal" style:font-style-complex="normal" style:text-line-through-type="none" style:language-complex="hi" style:country-complex="IN" style:font-weight-asian="normal" style:font-relief="none" fo:font-weight="normal" fo:font-size="10.5pt" style:font-name="Droid Sans Mono" style:text-underline-style="none" style:text-underline-color="font-color" style:font-weight-complex="normal" fo:text-shadow="none" style:font-name-complex="Droid Sans Mono" style:text-emphasize="none" style:language-asian="zh" style:country-asian="CN" style:text-outline="false" style:text-line-through-mode="continuous" style:text-overline-style="none" style:text-overline-color="font-color" fo:color="#800000"/>
    </style:style>
    <style:style style:name="T12" style:family="text">
      <style:text-properties style:font-size-complex="12pt" fo:language="ru" fo:country="RU" style:letter-kerning="true" style:font-size-asian="12pt" style:font-style-asian="normal" fo:font-style="normal" style:font-style-complex="normal" style:text-line-through-type="none" style:language-complex="hi" style:country-complex="IN" style:font-weight-asian="normal" style:font-relief="none" fo:font-weight="normal" fo:font-size="10.5pt" style:font-name="Droid Sans Mono" style:text-underline-style="none" style:text-underline-color="font-color" style:font-weight-complex="normal" fo:text-shadow="none" style:font-name-complex="Droid Sans Mono" style:text-emphasize="none" style:language-asian="zh" style:country-asian="CN" style:text-outline="false" style:text-line-through-mode="continuous" style:text-overline-style="none" style:text-overline-color="font-color" fo:color="#000000"/>
    </style:style>
    <style:style style:name="T13" style:family="text">
      <style:text-properties style:font-size-complex="12pt" fo:language="ru" fo:country="RU" style:letter-kerning="true" style:font-size-asian="12pt" style:font-style-asian="normal" fo:font-style="normal" style:font-style-complex="normal" style:text-line-through-type="none" style:language-complex="hi" style:country-complex="IN" style:font-weight-asian="normal" style:font-relief="none" fo:font-weight="normal" fo:font-size="10.5pt" style:font-name="Droid Sans Mono" style:text-underline-style="none" style:text-underline-color="font-color" style:font-weight-complex="normal" fo:text-shadow="none" style:font-name-complex="Droid Sans Mono" style:text-emphasize="none" style:language-asian="zh" style:country-asian="CN" style:text-outline="false" style:text-line-through-mode="continuous" style:text-overline-style="none" style:text-overline-color="font-color" fo:color="#e50000"/>
    </style:style>
    <style:style style:name="T14" style:family="text">
      <style:text-properties style:font-size-complex="12pt" fo:language="ru" fo:country="RU" style:letter-kerning="true" style:font-size-asian="12pt" style:font-style-asian="normal" fo:font-style="normal" style:font-style-complex="normal" style:text-line-through-type="none" style:language-complex="hi" style:country-complex="IN" style:font-weight-asian="normal" style:font-relief="none" fo:font-weight="normal" fo:font-size="10.5pt" style:font-name="Droid Sans Mono" style:text-underline-style="none" style:text-underline-color="font-color" style:font-weight-complex="normal" fo:text-shadow="none" style:font-name-complex="Droid Sans Mono" style:text-emphasize="none" style:language-asian="zh" style:country-asian="CN" style:text-outline="false" style:text-line-through-mode="continuous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&lt;div</text:span><text:span text:style-name="T2"> </text:span><text:span text:style-name="T3">class</text:span><text:span text:style-name="T2">=</text:span><text:span text:style-name="T4">"card"</text:span><text:span text:style-name="T5">&gt;</text:span>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Заголовок</text:p>
          </table:table-cell>
          <table:table-cell office:value-type="string" calcext:value-type="string">
            <text:p>Тестовая вакансия</text:p>
          </table:table-cell>
          <table:table-cell/>
          <table:table-cell table:formula="of:=COM.MICROSOFT.CONCAT(&quot;&lt;h3&gt;&quot;;[.B4];&quot;&lt;/h3&gt;&quot;)" office:value-type="string" office:string-value="&lt;h3&gt;Тестовая вакансия&lt;/h3&gt;" calcext:value-type="string">
            <text:p>&lt;h3&gt;Тестовая вакансия&lt;/h3&gt;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&lt;div class="img-icon"&gt;&lt;img src="./img/KARTINKA.jpg" alt="Описание картинки"&gt;&lt;/div&gt;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Тестовое описание. Хорошая работа. Надежная</text:p>
          </table:table-cell>
          <table:table-cell/>
          <table:table-cell table:formula="of:=COM.MICROSOFT.CONCAT(&quot;&lt;p&gt;&quot;;[.B8];&quot;&lt;/p&gt;&quot;)" office:value-type="string" office:string-value="&lt;p&gt;Тестовое описание. Хорошая работа. Надежная&lt;/p&gt;" calcext:value-type="string">
            <text:p>&lt;p&gt;Тестовое описание. Хорошая работа. Надежная&lt;/p&gt;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Оклад</text:p>
          </table:table-cell>
          <table:table-cell office:value-type="string" calcext:value-type="string">
            <text:p>От 5000 рублей</text:p>
          </table:table-cell>
          <table:table-cell/>
          <table:table-cell table:formula="of:=COM.MICROSOFT.CONCAT(&quot;&lt;h4&gt;&quot;;[.B10];&quot;&lt;/h4&gt;&quot;)" office:value-type="string" office:string-value="&lt;h4&gt;От 5000 рублей&lt;/h4&gt;" calcext:value-type="string">
            <text:p>&lt;h4&gt;От 5000 рублей&lt;/h4&gt;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Адрес</text:p>
          </table:table-cell>
          <table:table-cell/>
          <table:table-cell table:style-name="Default" table:formula="of:=COM.MICROSOFT.CONCAT([.J12];[.B12];[.K12])" office:value-type="string" office:string-value="&lt;a href=&quot;Адрес&quot;&gt;&lt;div class=&quot;button&quot;&gt;Устроиться&lt;/div&gt;&lt;/a&gt;" calcext:value-type="string">
            <text:p>&lt;a href="Адрес"&gt;&lt;div class="button"&gt;Устроиться&lt;/div&gt;&lt;/a&gt;</text:p>
          </table:table-cell>
          <table:table-cell table:number-columns-repeated="5"/>
          <table:table-cell office:value-type="string" calcext:value-type="string">
            <text:p><text:span text:style-name="T6">&lt;a</text:span><text:span text:style-name="T7"> </text:span><text:span text:style-name="T8">href</text:span><text:span text:style-name="T7">=</text:span><text:span text:style-name="T9">"</text:span></text:p>
          </table:table-cell>
          <table:table-cell office:value-type="string" calcext:value-type="string">
            <text:p><text:span text:style-name="T10">"</text:span><text:span text:style-name="T11">&gt;&lt;div</text:span><text:span text:style-name="T12"> </text:span><text:span text:style-name="T13">class</text:span><text:span text:style-name="T12">=</text:span><text:span text:style-name="T14">"button"</text:span><text:span text:style-name="T11">&gt;</text:span><text:span text:style-name="T12">Устроиться</text:span><text:span text:style-name="T11">&lt;/div&gt;&lt;/a&gt;</text:span>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&lt;/div&gt;</text:p>
          </table:table-cell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&lt;a</text:span><text:span text:style-name="T2"> </text:span><text:span text:style-name="T3">href</text:span><text:span text:style-name="T2">=</text:span><text:span text:style-name="T4">"https://www.workle.ru/id105890/product/530220/offer/?w_method=direct_link&amp;spid=42"</text:span><text:span text:style-name="T5">&gt;&lt;div</text:span><text:span text:style-name="T2"> </text:span><text:span text:style-name="T3">class</text:span><text:span text:style-name="T2">=</text:span><text:span text:style-name="T4">"button"</text:span><text:span text:style-name="T5">&gt;</text:span><text:span text:style-name="T2">Устроиться</text:span><text:span text:style-name="T5">&lt;/div&gt;&lt;/a&gt;</text:span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09:50:36.158389692</meta:creation-date>
    <dc:date>2023-03-13T10:42:34.945616491</dc:date>
    <meta:editing-duration>PT51M59S</meta:editing-duration>
    <meta:editing-cycles>1</meta:editing-cycles>
    <meta:document-statistic meta:table-count="1" meta:cell-count="18" meta:object-count="0"/>
    <meta:generator>LibreOffice/7.4.4.2$Linux_X86_64 LibreOffice_project/40$Build-2</meta:generator>
  </office:meta>
</office:document-meta>
</file>